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svg:stroke-width="0.1cm" draw:marker-start-width="0.35cm" draw:marker-end="線の終点_20_2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width="0.1cm" draw:marker-start-width="0.35cm" draw:marker-end="線の終点_20_1" draw:marker-end-width="0.3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fill="solid" draw:fill-color="#00ffff" draw:textarea-horizontal-align="center" draw:textarea-vertical-align="middle"/>
    </style:style>
    <style:style style:name="gr11" style:family="graphic" style:parent-style-name="standard">
      <style:graphic-properties draw:fill="solid" draw:fill-color="#ffffff" draw:textarea-horizontal-align="center" draw:textarea-vertical-align="middle"/>
    </style:style>
    <style:style style:name="gr12" style:family="graphic" style:parent-style-name="standard">
      <style:graphic-properties draw:fill="solid" draw:fill-color="#ffffff" draw:textarea-horizontal-align="center" draw:textarea-vertical-align="middl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fill="solid" draw:fill-color="#00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id="id1" draw:layer="layout" svg:width="4.7cm" svg:height="3.5cm" svg:x="5cm" svg:y="15.5cm">
          <text:p text:style-name="P1"><text:span text:style-name="T1">問題</text:span></text:p>
          <text:p text:style-name="P1"><text:span text:style-name="T1">データベース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draw:layer="layout" svg:width="3cm" svg:height="3cm" svg:x="2cm" svg:y="13cm">
          <text:p text:style-name="P2"><text:span text:style-name="T1">穴の</text:span></text:p>
          <text:p text:style-name="P2"><text:span text:style-name="T1">入った</text:span></text:p>
          <text:p text:style-name="P2"><text:span text:style-name="T1">ソース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draw:layer="layout" svg:width="3cm" svg:height="3.5cm" svg:x="9.5cm" svg:y="6cm">
          <text:p text:style-name="P2"><text:span text:style-name="T1">回答の</text:span></text:p>
          <text:p text:style-name="P2"><text:span text:style-name="T1">ソース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2" draw:id="id5" draw:layer="layout" svg:width="5cm" svg:height="2cm" svg:x="1.5cm" svg:y="7.5cm">
          <text:p text:style-name="P2"><text:span text:style-name="T1">学習者の</text:span></text:p>
          <text:p text:style-name="P2"><text:span text:style-name="T1">回答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4" draw:text-style-name="P2" draw:id="id2" draw:layer="layout" svg:width="4.5cm" svg:height="2cm" svg:x="12cm" svg:y="10.5cm">
          <text:p text:style-name="P1"><text:span text:style-name="T1">構文解析部</text:span></text:p>
        </draw:rect>
        <draw:rect draw:style-name="gr4" draw:text-style-name="P2" draw:id="id3" draw:layer="layout" svg:width="6.5cm" svg:height="2cm" svg:x="17.5cm" svg:y="10.5cm">
          <text:p text:style-name="P1"><text:span text:style-name="T1">正規フォーマット</text:span></text:p>
          <text:p text:style-name="P1"><text:span text:style-name="T1">変換部</text:span></text:p>
        </draw:rect>
        <draw:connector draw:style-name="gr5" draw:text-style-name="P1" draw:layer="layout" svg:x1="9.7cm" svg:y1="17.249cm" svg:x2="14.25cm" svg:y2="12.5cm" draw:start-shape="id1" draw:start-glue-point="8" draw:end-shape="id2" draw:end-glue-point="2" svg:d="m9700 17249h4550v-4749">
          <text:p/>
        </draw:connector>
        <draw:connector draw:style-name="gr5" draw:text-style-name="P1" draw:layer="layout" svg:x1="16.5cm" svg:y1="11.5cm" svg:x2="17.5cm" svg:y2="11.5cm" draw:start-shape="id2" draw:start-glue-point="1" draw:end-shape="id3" draw:end-glue-point="3" svg:d="m16500 11500h1000">
          <text:p/>
        </draw:connector>
        <draw:custom-shape draw:style-name="gr2" draw:text-style-name="P2" draw:layer="layout" svg:width="3.5cm" svg:height="3.5cm" svg:x="10cm" svg:y="13cm">
          <text:p text:style-name="P2"><text:span text:style-name="T1">模範解答</text:span></text:p>
          <text:p text:style-name="P2"><text:span text:style-name="T1">の</text:span></text:p>
          <text:p text:style-name="P2"><text:span text:style-name="T1">ソース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rect draw:style-name="gr4" draw:text-style-name="P2" draw:id="id4" draw:layer="layout" svg:width="4.5cm" svg:height="2cm" svg:x="5cm" svg:y="10.5cm">
          <text:p text:style-name="P1"><text:span text:style-name="T1">回答作成部</text:span></text:p>
        </draw:rect>
        <draw:custom-shape draw:style-name="gr6" draw:text-style-name="P1" draw:layer="layout" svg:width="3cm" svg:height="3cm" svg:x="2.458cm" svg:y="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7" draw:text-style-name="P3" draw:layer="layout" svg:width="3.042cm" svg:height="1.098cm" svg:x="2.458cm" svg:y="3cm">
          <draw:text-box>
            <text:p><text:span text:style-name="T1">学習者</text:span></text:p>
          </draw:text-box>
        </draw:frame>
        <draw:connector draw:style-name="gr8" draw:text-style-name="P1" draw:layer="layout" svg:x1="9.5cm" svg:y1="11.5cm" svg:x2="12cm" svg:y2="11.5cm" draw:start-shape="id4" draw:start-glue-point="1" draw:end-shape="id2" draw:end-glue-point="3" svg:d="m9500 11500h2500">
          <text:p/>
        </draw:connector>
        <draw:line draw:style-name="gr9" draw:text-style-name="P1" draw:layer="layout" svg:x1="7.5cm" svg:y1="15.5cm" svg:x2="7.5cm" svg:y2="12.5cm">
          <text:p/>
        </draw:line>
        <draw:connector draw:style-name="gr5" draw:text-style-name="P1" draw:layer="layout" svg:x1="3.999cm" svg:y1="9.5cm" svg:x2="5cm" svg:y2="11.5cm" draw:start-shape="id5" draw:start-glue-point="8" draw:end-shape="id4" draw:end-glue-point="3" svg:d="m3999 9500v2000h1001">
          <text:p/>
        </draw:connector>
        <draw:g>
          <draw:g>
            <draw:g>
              <draw:circle draw:style-name="gr10" draw:text-style-name="P1" draw:id="id7" draw:layer="layout" svg:width="1cm" svg:height="1cm" svg:x="15.115cm" svg:y="6cm">
                <text:p/>
              </draw:circle>
              <draw:circle draw:style-name="gr10" draw:text-style-name="P1" draw:id="id10" draw:layer="layout" svg:width="1cm" svg:height="1cm" svg:x="14.115cm" svg:y="8cm">
                <text:p/>
              </draw:circle>
              <draw:circle draw:style-name="gr10" draw:text-style-name="P1" draw:id="id9" draw:layer="layout" svg:width="1cm" svg:height="1cm" svg:x="16.115cm" svg:y="8cm">
                <text:p/>
              </draw:circle>
              <draw:circle draw:style-name="gr10" draw:text-style-name="P1" draw:id="id6" draw:layer="layout" svg:width="1cm" svg:height="1cm" svg:x="16.615cm" svg:y="4cm">
                <text:p/>
              </draw:circle>
              <draw:circle draw:style-name="gr10" draw:text-style-name="P1" draw:id="id8" draw:layer="layout" svg:width="1cm" svg:height="1cm" svg:x="18.115cm" svg:y="6cm">
                <text:p/>
              </draw:circle>
              <draw:connector draw:style-name="gr10" draw:text-style-name="P1" draw:layer="layout" svg:x1="17.115cm" svg:y1="5cm" svg:x2="15.615cm" svg:y2="6cm" draw:start-shape="id6" draw:start-glue-point="2" draw:end-shape="id7" draw:end-glue-point="0" svg:d="m17115 5000v500h-1500v500">
                <text:p/>
              </draw:connector>
              <draw:connector draw:style-name="gr10" draw:text-style-name="P1" draw:layer="layout" svg:x1="17.115cm" svg:y1="5cm" svg:x2="18.615cm" svg:y2="6cm" draw:start-shape="id6" draw:start-glue-point="2" draw:end-shape="id8" draw:end-glue-point="0" svg:d="m17115 5000v500h1500v500">
                <text:p/>
              </draw:connector>
              <draw:connector draw:style-name="gr10" draw:text-style-name="P1" draw:layer="layout" svg:x1="15.615cm" svg:y1="7cm" svg:x2="16.615cm" svg:y2="8cm" draw:start-shape="id7" draw:start-glue-point="2" draw:end-shape="id9" draw:end-glue-point="0" svg:d="m15615 7000v500h1000v500">
                <text:p/>
              </draw:connector>
              <draw:connector draw:style-name="gr10" draw:text-style-name="P1" draw:layer="layout" svg:x1="15.615cm" svg:y1="7cm" svg:x2="14.615cm" svg:y2="8cm" draw:start-shape="id7" draw:start-glue-point="2" draw:end-shape="id10" draw:end-glue-point="0" svg:d="m15615 7000v500h-1000v500">
                <text:p/>
              </draw:connector>
            </draw:g>
            <draw:frame draw:style-name="gr7" draw:text-style-name="P3" draw:layer="layout" svg:width="11.081cm" svg:height="1.098cm" svg:x="13.419cm" svg:y="9cm">
              <draw:text-box>
                <text:p><text:span text:style-name="T1">回答の構文木と対応テーブル</text:span></text:p>
              </draw:text-box>
            </draw:frame>
          </draw:g>
          <draw:g>
            <draw:rect draw:style-name="gr11" draw:text-style-name="P1" draw:layer="layout" svg:width="3.5cm" svg:height="2.5cm" svg:x="19.84cm" svg:y="6.098cm">
              <text:p/>
            </draw:rect>
            <draw:rect draw:style-name="gr12" draw:text-style-name="P1" draw:layer="layout" svg:width="3.5cm" svg:height="1cm" svg:x="19.84cm" svg:y="6.098cm">
              <text:p text:style-name="P1">ID　　NAME</text:p>
            </draw:rect>
            <draw:line draw:style-name="gr13" draw:text-style-name="P1" draw:layer="layout" svg:x1="21.34cm" svg:y1="6.098cm" svg:x2="21.34cm" svg:y2="8.598cm">
              <text:p/>
            </draw:line>
          </draw:g>
        </draw:g>
        <draw:g>
          <draw:g>
            <draw:g>
              <draw:circle draw:style-name="gr10" draw:text-style-name="P1" draw:id="id12" draw:layer="layout" svg:width="1cm" svg:height="1cm" svg:x="15.775cm" svg:y="15cm">
                <text:p/>
              </draw:circle>
              <draw:circle draw:style-name="gr10" draw:text-style-name="P1" draw:id="id15" draw:layer="layout" svg:width="1cm" svg:height="1cm" svg:x="14.775cm" svg:y="17cm">
                <text:p/>
              </draw:circle>
              <draw:circle draw:style-name="gr10" draw:text-style-name="P1" draw:id="id14" draw:layer="layout" svg:width="1cm" svg:height="1cm" svg:x="16.775cm" svg:y="17cm">
                <text:p/>
              </draw:circle>
              <draw:circle draw:style-name="gr10" draw:text-style-name="P1" draw:id="id11" draw:layer="layout" svg:width="1cm" svg:height="1cm" svg:x="17.275cm" svg:y="13cm">
                <text:p/>
              </draw:circle>
              <draw:circle draw:style-name="gr10" draw:text-style-name="P1" draw:id="id13" draw:layer="layout" svg:width="1cm" svg:height="1cm" svg:x="18.775cm" svg:y="15cm">
                <text:p/>
              </draw:circle>
              <draw:connector draw:style-name="gr10" draw:text-style-name="P1" draw:layer="layout" svg:x1="17.775cm" svg:y1="14cm" svg:x2="16.275cm" svg:y2="15cm" draw:start-shape="id11" draw:start-glue-point="2" draw:end-shape="id12" draw:end-glue-point="0" svg:d="m17775 14000v500h-1500v500">
                <text:p/>
              </draw:connector>
              <draw:connector draw:style-name="gr10" draw:text-style-name="P1" draw:layer="layout" svg:x1="17.775cm" svg:y1="14cm" svg:x2="19.275cm" svg:y2="15cm" draw:start-shape="id11" draw:start-glue-point="2" draw:end-shape="id13" draw:end-glue-point="0" svg:d="m17775 14000v500h1500v500">
                <text:p/>
              </draw:connector>
              <draw:connector draw:style-name="gr10" draw:text-style-name="P1" draw:layer="layout" svg:x1="16.275cm" svg:y1="16cm" svg:x2="17.275cm" svg:y2="17cm" draw:start-shape="id12" draw:start-glue-point="2" draw:end-shape="id14" draw:end-glue-point="0" svg:d="m16275 16000v500h1000v500">
                <text:p/>
              </draw:connector>
              <draw:connector draw:style-name="gr10" draw:text-style-name="P1" draw:layer="layout" svg:x1="16.275cm" svg:y1="16cm" svg:x2="15.275cm" svg:y2="17cm" draw:start-shape="id12" draw:start-glue-point="2" draw:end-shape="id15" draw:end-glue-point="0" svg:d="m16275 16000v500h-1000v500">
                <text:p/>
              </draw:connector>
            </draw:g>
            <draw:frame draw:style-name="gr7" draw:text-style-name="P3" draw:layer="layout" svg:width="12.774cm" svg:height="1.098cm" svg:x="13cm" svg:y="18cm">
              <draw:text-box>
                <text:p><text:span text:style-name="T1">模範解答の構文木と対応テーブル</text:span></text:p>
              </draw:text-box>
            </draw:frame>
          </draw:g>
          <draw:g>
            <draw:rect draw:style-name="gr11" draw:text-style-name="P1" draw:layer="layout" svg:width="3.5cm" svg:height="2.5cm" svg:x="20cm" svg:y="15cm">
              <text:p/>
            </draw:rect>
            <draw:rect draw:style-name="gr12" draw:text-style-name="P1" draw:layer="layout" svg:width="3.5cm" svg:height="1cm" svg:x="20cm" svg:y="15cm">
              <text:p text:style-name="P1">ID　　NAME</text:p>
            </draw:rect>
            <draw:line draw:style-name="gr13" draw:text-style-name="P1" draw:layer="layout" svg:x1="21.5cm" svg:y1="15cm" svg:x2="21.5cm" svg:y2="17.5cm">
              <text:p/>
            </draw:line>
          </draw:g>
        </draw:g>
        <draw:rect draw:style-name="gr4" draw:text-style-name="P2" draw:id="id16" draw:layer="layout" svg:width="5cm" svg:height="2.5cm" svg:x="26cm" svg:y="8.5cm">
          <text:p text:style-name="P1"><text:span text:style-name="T1">構文木の</text:span></text:p>
          <text:p text:style-name="P1"><text:span text:style-name="T1">比較部</text:span></text:p>
        </draw:rect>
        <draw:rect draw:style-name="gr4" draw:text-style-name="P2" draw:id="id17" draw:layer="layout" svg:width="5cm" svg:height="2.5cm" svg:x="26cm" svg:y="12cm">
          <text:p text:style-name="P1"><text:span text:style-name="T1">対応テーブル</text:span></text:p>
          <text:p text:style-name="P1"><text:span text:style-name="T1">の比較部</text:span></text:p>
        </draw:rect>
        <draw:connector draw:style-name="gr5" draw:text-style-name="P1" draw:layer="layout" svg:x1="24cm" svg:y1="11.5cm" svg:x2="26cm" svg:y2="9.75cm" draw:start-shape="id3" draw:start-glue-point="1" draw:end-shape="id16" draw:end-glue-point="3" svg:d="m24000 11500h1000v-1750h1000">
          <text:p/>
        </draw:connector>
        <draw:connector draw:style-name="gr5" draw:text-style-name="P1" draw:layer="layout" svg:x1="24cm" svg:y1="11.5cm" svg:x2="26cm" svg:y2="13.25cm" draw:start-shape="id3" draw:start-glue-point="1" draw:end-shape="id17" draw:end-glue-point="3" svg:d="m24000 11500h1000v1750h1000">
          <text:p/>
        </draw:connector>
        <draw:rect draw:style-name="gr4" draw:text-style-name="P2" draw:id="id18" draw:layer="layout" svg:width="3cm" svg:height="2cm" svg:x="32.5cm" svg:y="10.5cm">
          <text:p text:style-name="P1"><text:span text:style-name="T1">評価部</text:span></text:p>
        </draw:rect>
        <draw:connector draw:style-name="gr5" draw:text-style-name="P1" draw:layer="layout" svg:x1="31cm" svg:y1="9.75cm" svg:x2="32.5cm" svg:y2="11.5cm" draw:start-shape="id16" draw:start-glue-point="1" draw:end-shape="id18" draw:end-glue-point="3" svg:d="m31000 9750h750v1750h750">
          <text:p/>
        </draw:connector>
        <draw:connector draw:style-name="gr5" draw:text-style-name="P1" draw:layer="layout" svg:x1="31cm" svg:y1="13.25cm" svg:x2="32.5cm" svg:y2="11.5cm" draw:start-shape="id17" draw:start-glue-point="1" draw:end-shape="id18" draw:end-glue-point="3" svg:d="m31000 13250h750v-1750h750">
          <text:p/>
        </draw:connector>
        <draw:ellipse draw:style-name="gr14" draw:text-style-name="P2" draw:layer="layout" svg:width="3.5cm" svg:height="2cm" svg:x="30cm" svg:y="6cm">
          <text:p text:style-name="P1"><text:span text:style-name="T1">比較結果</text:span></text:p>
        </draw:ellipse>
        <draw:ellipse draw:style-name="gr14" draw:text-style-name="P2" draw:layer="layout" svg:width="3.5cm" svg:height="2cm" svg:x="30.5cm" svg:y="14.5cm">
          <text:p text:style-name="P1"><text:span text:style-name="T1">比較結果</text:span>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線の終点_20_1" draw:display-name="線の終点 1" svg:viewBox="0 0 1013 1130" svg:d="m1009 1050-449-1008-22-30-29-12-34 12-21 26-449 1012-5 13v8l5 21 12 21 17 13 21 4h903l21-4 21-13 9-21 4-21v-8z"/>
    <draw:marker draw:name="線の終点_20_2" draw:display-name="線の終点 2" svg:viewBox="0 0 1131 902" svg:d="m564 0-564 902h1131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0-01-15T17:43:26.75</dc:date>
    <meta:editing-duration>PT01H15M17S</meta:editing-duration>
    <meta:editing-cycles>2</meta:editing-cycles>
    <meta:generator>OpenOffice.org/3.0$Win32 OpenOffice.org_project/300m9$Build-9358</meta:generator>
    <meta:document-statistic meta:object-count="58"/>
    <meta:user-defined meta:name="情報 1"/>
    <meta:user-defined meta:name="情報 2"/>
    <meta:user-defined meta:name="情報 3"/>
    <meta:user-defined meta:name="情報 4"/>
  </office:meta>
</office:document-meta>
</file>